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Courier New"/>
    </style:style>
    <style:style style:name="P2" style:family="paragraph" style:parent-style-name="Preformatted_20_Text"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?xml version="1.0" encoding="UTF-8"?&gt;<text:line-break/>&lt;!DOCTYPE rfc SYSTEM "http://xml.resource.org/authoring/rfc2629.dtd"<text:line-break/>[<text:line-break/> &lt;!ENTITY RFC7159 PUBLIC ''<text:line-break/> 'http://xml.resource.org/public/rfc/bibxml/reference.RFC.7159.xml'&gt;<text:line-break/>]&gt;<text:line-break/>&lt;?rfc toc="true"?&gt;<text:line-break/>&lt;rfc category="std" docName="draft-cordell-jcr-co-constraints-00" ipr="trust200902"&gt;<text:line-break/> &lt;front&gt;<text:line-break/> &lt;title abbrev="JCR Co-Constraints"&gt;Co-Constraints for JSON Content Rules&lt;/title&gt;<text:line-break/> &lt;author fullname="Andrew Lee Newton" initials="A.L." surname="Newton"&gt;<text:line-break/> &lt;organization abbrev="ARIN"&gt;American Registry for Internet Numbers&lt;/organization&gt;<text:line-break/> &lt;author fullname="Pete Cordell" initials="P." surname="Cordell"&gt;<text:line-break/> &lt;organization&gt;Codalogic&lt;/organization&gt;<text:line-break/> &lt;address&gt;<text:line-break/> &lt;postal&gt;<text:line-break/> &lt;street&gt;PO Box 30&lt;/street&gt;<text:line-break/> &lt;city&gt;Ipswitch&lt;/city&gt;<text:line-break/> &lt;country&gt;UK&lt;/country&gt;<text:line-break/> &lt;code&gt;IPX 2WY&lt;/code&gt;<text:line-break/> &lt;/postal&gt;<text:line-break/> &lt;email&gt;pete.cordell@codalogic.com&lt;/email&gt;<text:line-break/> &lt;uri&gt;http://www.codalogic.com&lt;/uri&gt;<text:line-break/> &lt;/address&gt;<text:line-break/> &lt;/author&gt;<text:line-break/> &lt;address&gt;<text:line-break/> &lt;postal&gt;<text:line-break/> &lt;street&gt;3635 Concorde Parkway&lt;/street&gt;<text:line-break/> &lt;city&gt;Chantilly&lt;/city&gt;<text:line-break/> &lt;region&gt;VA&lt;/region&gt;<text:line-break/> &lt;country&gt;US&lt;/country&gt;<text:line-break/> &lt;code&gt;20151&lt;/code&gt;<text:line-break/> &lt;/postal&gt;<text:line-break/> &lt;email&gt;andy@arin.net&lt;/email&gt;<text:line-break/> &lt;uri&gt;http://www.arin.net&lt;/uri&gt;<text:line-break/> &lt;/address&gt;<text:line-break/> &lt;/author&gt;<text:line-break/> &lt;date/&gt;<text:line-break/> &lt;abstract&gt;<text:line-break/> &lt;t&gt;<text:line-break/> JSON Content Rules provides a powerful, intuitive and concise method for defining the structure of JSON messages. <text:s/>However, modern JSON usage patterns often means the JCR alone is occasionally not able to capture such constraints in a satisfactory way. <text:s/>JCR Co-Constraints (JCRCC) defines additional JCR directives and annotations that can be added to a JCR ruleset in order to define more detailed constraints on JSON messages.<text:line-break/> &lt;/t&gt;<text:line-break/> &lt;/abstract&gt;<text:line-break/> &lt;/front&gt;</text:p>
      <text:p text:style-name="P1"><text:line-break/> &lt;middle&gt;<text:line-break/> &lt;section title="Introduction"&gt;<text:line-break/> &lt;t&gt;<text:line-break/> JSON Content Rules provides a powerful, intuitive and concise method for defining the structure of JSON messages. <text:s/>In addition to describing the overall structure of JSON messages, JCR aims capture the constraints that are imposed on individual items within a message. <text:s/>However, modern JSON usage patterns often means the JCR alone is occasionally not able to capture such constraints in a satisfactory way. <text:s/>JCR Co-Constraints (JCRCC) defines additional JCR directives and annotations that can be added to a JCR ruleset in order to define more detailed constraints on items within a JSON message, and also supports <text:soft-page-break/>specifying constraints that depend on the relationship of multiple JSON items.<text:line-break/> <text:s text:c="11"/>&lt;/t&gt;</text:p>
      <text:p text:style-name="P1"><text:tab/><text:tab/>&lt;/section&gt;<text:line-break/> <text:s text:c="11"/>&lt;section title="Overview of Co-Constraints"&gt;<text:line-break/> <text:s text:c="15"/>&lt;t&gt;<text:line-break/><text:line-break/> <text:s text:c="15"/>&lt;/t&gt;<text:line-break/> <text:s text:c="15"/>&lt;figure&gt;<text:line-break/> <text:s text:c="19"/>&lt;artwork xml:space="preserve"&gt;<text:line-break/> <text:s text:c="2"/>fn "file-name" <text:s/>: "rfc4627.txt"<text:line-break/> <text:s text:c="2"/>lc "line-count" : 2102<text:line-break/> <text:s text:c="2"/>wc "word-count" : 16714<text:line-break/> <text:s text:c="15"/>&lt;/artwork&gt;<text:line-break/> <text:s text:c="15"/>&lt;/figure&gt; <text:s text:c="5"/><text:line-break/> <text:s text:c="6"/>&lt;/section&gt;<text:line-break/> <text:s text:c="3"/>&lt;/middle&gt;</text:p>
      <text:p text:style-name="P1"><text:line-break/> <text:s text:c="3"/>&lt;back&gt;<text:line-break/> <text:s text:c="7"/>&lt;references title="Normative References"&gt;<text:line-break/> <text:s text:c="11"/><text:line-break/> <text:s text:c="11"/>&amp;RFC7159;<text:line-break/> <text:s text:c="11"/><text:line-break/> <text:s text:c="7"/>&lt;/references&gt;<text:line-break/> <text:s text:c="7"/>&lt;references title="Infomative References"&gt;<text:line-break/> <text:s text:c="11"/>&lt;reference anchor="ARIN_JCR_VALIDATOR" target="https://github.com/arineng/jcrvalidator"&gt;<text:line-break/> <text:s text:c="15"/>&lt;front&gt;<text:line-break/> <text:s text:c="19"/>&lt;title&gt;JSON Content Rules Validator (Work In Progress)&lt;/title&gt;<text:line-break/> <text:s text:c="19"/>&lt;author&gt;<text:line-break/> <text:s text:c="23"/>&lt;organization&gt;American Registry for Internet Numbers&lt;/organization&gt;<text:line-break/> <text:s text:c="19"/>&lt;/author&gt;<text:line-break/> <text:s text:c="19"/>&lt;date/&gt;<text:line-break/> <text:s text:c="15"/>&lt;/front&gt;<text:line-break/> <text:s text:c="11"/>&lt;/reference&gt;<text:line-break/> <text:s text:c="11"/>&lt;reference anchor="CODALOGIC_JCR_VALIDATOR" target="https://github.com/codalogic/cl-jcr-parser"&gt;<text:line-break/> <text:s text:c="15"/>&lt;front&gt;<text:line-break/> <text:s text:c="19"/>&lt;title&gt;cl-jcr-parser (Work In Progress)&lt;/title&gt;<text:line-break/> <text:s text:c="19"/>&lt;author&gt;<text:line-break/> <text:s text:c="23"/>&lt;organization&gt;Codalogic&lt;/organization&gt;<text:line-break/> <text:s text:c="19"/>&lt;/author&gt;<text:line-break/> <text:s text:c="19"/>&lt;date/&gt;<text:line-break/> <text:s text:c="15"/>&lt;/front&gt;<text:line-break/> <text:s text:c="11"/>&lt;/reference&gt;<text:line-break/> <text:s text:c="7"/>&lt;/references&gt;<text:line-break/> <text:s text:c="7"/>&lt;section title="JCR Implementations"&gt;<text:line-break/> <text:s text:c="11"/>&lt;t&gt;<text:line-break/> <text:s text:c="15"/>The following implementations, &lt;xref target="ARIN_JCR_VALIDATOR"&gt;&lt;/xref&gt; and<text:line-break/> <text:s text:c="15"/>&lt;xref target="CODALOGIC_JCR_VALIDATOR"&gt;&lt;/xref&gt; have influenced the development<text:line-break/> <text:s text:c="15"/>of this document.<text:line-break/> <text:s text:c="11"/>&lt;/t&gt;<text:line-break/> <text:s text:c="7"/>&lt;/section&gt;<text:line-break/> <text:s text:c="3"/>&lt;/back&gt;<text:line-break/>&lt;/rfc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en" style:country-asian="GB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SimSun" style:font-size-asian="10.5pt" style:language-asian="en" style:country-asian="GB" style:font-name-complex="Arial1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9T07:53:27.25</dc:date>
    <meta:generator>LibreOffice/3.4$Win32 LibreOffice_project/340m1$Build-302</meta:generator>
    <meta:editing-duration>PT4M26S</meta:editing-duration>
    <meta:editing-cycles>2</meta:editing-cycles>
    <meta:document-statistic meta:table-count="0" meta:image-count="0" meta:object-count="0" meta:page-count="2" meta:paragraph-count="4" meta:word-count="352" meta:character-count="4133" meta:non-whitespace-character-count="3096"/>
  </office:meta>
</office:document-meta>
</file>